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ingbats" svg:font-family="Dingbats" style:font-adornments="Regular" style:font-pitch="variable" style:font-charset="x-symbol"/>
    <style:font-face style:name="OpenSymbol" svg:font-family="OpenSymbol" style:font-pitch="variable" style:font-charset="x-symbol"/>
    <style:font-face style:name="Arial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7.1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OpenSymbo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style:font-name="Dingbats" style:font-name-asian="Dingbats" style:font-name-complex="Dingbat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font-name="Dingbats" style:font-name-asian="Dingbats" style:font-name-complex="Dingbat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8" style:family="table-cell" style:parent-style-name="Default" style:data-style-name="N10"/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default-cell-style-name="ce6"/>
        <table:table-column table:style-name="co4" table:default-cell-style-name="ce8"/>
        <table:table-column table:style-name="co4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>
            <text:p>Info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ity</text:p>
          </table:table-cell>
          <table:table-cell table:style-name="ce7" office:value-type="string">
            <text:p>Start</text:p>
          </table:table-cell>
          <table:table-cell table:style-name="ce5" office:value-type="string">
            <text:p>Duration</text:p>
          </table:table-cell>
          <table:table-cell table:style-name="ce7" office:value-type="string">
            <text:p>End</text:p>
          </table:table-cell>
          <table:table-cell table:style-name="ce9" office:value-type="string">
            <text:p>Progress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Undone</text:p>
          </table:table-cell>
          <table:table-cell table:style-name="ce5" office:value-type="string">
            <text:p>Predecessor</text:p>
          </table:table-cell>
        </table:table-row>
        <table:table-row table:style-name="ro1">
          <table:table-cell table:style-name="ce3" office:value-type="string">
            <text:p></text:p>
          </table:table-cell>
          <table:table-cell office:value-type="float" office:value="100">
            <text:p>100</text:p>
          </table:table-cell>
          <table:table-cell office:value-type="string">
            <text:p>Planning</text:p>
          </table:table-cell>
          <table:table-cell office:value-type="date" office:date-value="2007-03-10">
            <text:p>10/03/07</text:p>
          </table:table-cell>
          <table:table-cell office:value-type="float" office:value="2">
            <text:p>2</text:p>
          </table:table-cell>
          <table:table-cell table:formula="oooc:=[.D4]+[.E4]" office:value-type="date" office:date-value="2007-03-12">
            <text:p>12/03/07</text:p>
          </table:table-cell>
          <table:table-cell office:value-type="percentage" office:value="1">
            <text:p>100%</text:p>
          </table:table-cell>
          <table:table-cell table:formula="oooc:=[.G4]*[.E4]" office:value-type="float" office:value="2">
            <text:p>2</text:p>
          </table:table-cell>
          <table:table-cell table:formula="oooc:=(100%-[.G4])*[.E4]" office:value-type="float" office:value="0">
            <text:p>0</text:p>
          </table:table-cell>
          <table:table-cell/>
        </table:table-row>
        <table:table-row table:style-name="ro1">
          <table:table-cell table:style-name="ce4" office:value-type="string">
            <text:p></text:p>
          </table:table-cell>
          <table:table-cell office:value-type="float" office:value="200">
            <text:p>200</text:p>
          </table:table-cell>
          <table:table-cell office:value-type="string">
            <text:p>Requirements gathering</text:p>
          </table:table-cell>
          <table:table-cell table:formula="oooc:=[.D4]+[.E4]" office:value-type="date" office:date-value="2007-03-12">
            <text:p>12/03/07</text:p>
          </table:table-cell>
          <table:table-cell office:value-type="float" office:value="5">
            <text:p>5</text:p>
          </table:table-cell>
          <table:table-cell table:formula="oooc:=[.D5]+[.E5]" office:value-type="date" office:date-value="2007-03-17">
            <text:p>17/03/07</text:p>
          </table:table-cell>
          <table:table-cell office:value-type="percentage" office:value="0">
            <text:p>0%</text:p>
          </table:table-cell>
          <table:table-cell table:formula="oooc:=[.G5]*[.E5]" office:value-type="float" office:value="0">
            <text:p>0</text:p>
          </table:table-cell>
          <table:table-cell table:formula="oooc:=(100%-[.G5])*[.E5]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string">
            <text:p>Proof of concept for feature implementation</text:p>
          </table:table-cell>
          <table:table-cell table:formula="oooc:=[.D5]+[.E5]" office:value-type="date" office:date-value="2007-03-17">
            <text:p>17/03/07</text:p>
          </table:table-cell>
          <table:table-cell office:value-type="float" office:value="30">
            <text:p>30</text:p>
          </table:table-cell>
          <table:table-cell table:formula="oooc:=[.D6]+[.E6]" office:value-type="date" office:date-value="2007-04-16">
            <text:p>16/04/07</text:p>
          </table:table-cell>
          <table:table-cell office:value-type="percentage" office:value="0">
            <text:p>0%</text:p>
          </table:table-cell>
          <table:table-cell table:formula="oooc:=[.G6]*[.E6]" office:value-type="float" office:value="0">
            <text:p>0</text:p>
          </table:table-cell>
          <table:table-cell table:formula="oooc:=(100%-[.G6])*[.E6]" office:value-type="float" office:value="30">
            <text:p>3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string">
            <text:p>Review Netbeans plugin architecture</text:p>
          </table:table-cell>
          <table:table-cell table:formula="oooc:=[.D6]+[.E6]" office:value-type="date" office:date-value="2007-04-16">
            <text:p>16/04/07</text:p>
          </table:table-cell>
          <table:table-cell office:value-type="float" office:value="30">
            <text:p>30</text:p>
          </table:table-cell>
          <table:table-cell table:formula="oooc:=[.D7]+[.E7]" office:value-type="date" office:date-value="2007-05-16">
            <text:p>16/05/07</text:p>
          </table:table-cell>
          <table:table-cell office:value-type="percentage" office:value="0">
            <text:p>0%</text:p>
          </table:table-cell>
          <table:table-cell table:formula="oooc:=[.G7]*[.E7]" office:value-type="float" office:value="0">
            <text:p>0</text:p>
          </table:table-cell>
          <table:table-cell table:formula="oooc:=(100%-[.G7])*[.E7]" office:value-type="float" office:value="30">
            <text:p>3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string">
            <text:p>First stage release and testing</text:p>
          </table:table-cell>
          <table:table-cell table:formula="oooc:=[.D7]+[.E7]" office:value-type="date" office:date-value="2007-05-16">
            <text:p>16/05/07</text:p>
          </table:table-cell>
          <table:table-cell office:value-type="float" office:value="60">
            <text:p>60</text:p>
          </table:table-cell>
          <table:table-cell table:formula="oooc:=[.D8]+[.E8]" office:value-type="date" office:date-value="2007-07-15">
            <text:p>15/07/07</text:p>
          </table:table-cell>
          <table:table-cell office:value-type="percentage" office:value="0">
            <text:p>0%</text:p>
          </table:table-cell>
          <table:table-cell table:formula="oooc:=[.G8]*[.E8]" office:value-type="float" office:value="0">
            <text:p>0</text:p>
          </table:table-cell>
          <table:table-cell table:formula="oooc:=(100%-[.G8])*[.E8]" office:value-type="float" office:value="60">
            <text:p>6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string">
            <text:p>First stage review</text:p>
          </table:table-cell>
          <table:table-cell table:style-name="Default" table:formula="oooc:=[.D8]+[.E8]" office:value-type="date" office:date-value="2007-07-15">
            <text:p>15/07/07</text:p>
          </table:table-cell>
          <table:table-cell office:value-type="float" office:value="60">
            <text:p>60</text:p>
          </table:table-cell>
          <table:table-cell table:style-name="Default" table:formula="oooc:=[.D9]+[.E9]" office:value-type="date" office:date-value="2007-09-13">
            <text:p>13/09/07</text:p>
          </table:table-cell>
          <table:table-cell office:value-type="percentage" office:value="0">
            <text:p>0%</text:p>
          </table:table-cell>
          <table:table-cell table:formula="oooc:=[.G9]*[.E9]" office:value-type="float" office:value="0">
            <text:p>0</text:p>
          </table:table-cell>
          <table:table-cell table:formula="oooc:=(100%-[.G9])*[.E9]" office:value-type="float" office:value="60">
            <text:p>60</text:p>
          </table:table-cell>
          <table:table-cell office:value-type="float" office:value="500">
            <text:p>500</text:p>
          </table:table-cell>
        </table:table-row>
        <table:table-row table:style-name="ro1" table:number-rows-repeated="65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art" table:style-name="ta1" table:print="false">
        <table:table-column table:style-name="co4" table:default-cell-style-name="Default"/>
        <table:table-row table:style-name="ro1" table:number-rows-repeated="4">
          <table:table-cell/>
        </table:table-row>
        <table:table-row table:style-name="ro1">
          <table:table-cell>
            <draw:frame table:end-cell-address="Chart.J23" table:end-x="1.906cm" table:end-y="0.32cm" draw:z-index="0" svg:width="21.167cm" svg:height="8.869cm" svg:x="1.061cm" svg:y="0.054cm">
              <draw:object draw:notify-on-update-of-ranges="Sheet1.C3:Sheet1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ingbats" svg:font-family="Dingbats" style:font-adornments="Regular" style:font-pitch="variable" style:font-charset="x-symbol"/>
    <style:font-face style:name="OpenSymbol" svg:font-family="OpenSymbol" style:font-pitch="variable" style:font-charset="x-symbol"/>
    <style:font-face style:name="Arial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none" style:country-asian="none" style:font-name-complex="DejaVu San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2">12/03/2008</text:date>, <text:time>15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aniel widyanto</meta:initial-creator>
    <meta:creation-date>2008-03-10T14:00:29</meta:creation-date>
    <dc:creator>daniel widyanto</dc:creator>
    <dc:date>2008-03-12T15:36:23</dc:date>
    <dc:language>en-AU</dc:language>
    <meta:editing-cycles>37</meta:editing-cycles>
    <meta:editing-duration>PT37M10S</meta:editing-duration>
    <meta:user-defined meta:name="Info 1"/>
    <meta:user-defined meta:name="Info 2"/>
    <meta:user-defined meta:name="Info 3"/>
    <meta:user-defined meta:name="Info 4"/>
    <meta:document-statistic meta:table-count="2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6.3999996185303pt" style:font-family-asian="'DejaVu Sans'" style:font-pitch-asian="variable" style:font-size-asian="16.3999996185303pt" style:font-family-complex="'DejaVu Sans'" style:font-pitch-complex="variable" style:font-size-complex="16.3999996185303pt"/>
    </style:style>
    <style:style style:name="ch3" style:family="chart">
      <style:graphic-properties draw:fill="none"/>
      <style:text-properties fo:font-family="'Nimbus Sans L'" style:font-family-generic="swiss" style:font-pitch="variable" fo:font-size="7.5pt" style:font-family-asian="'DejaVu Sans'" style:font-pitch-asian="variable" style:font-size-asian="7.5pt" style:font-family-complex="'DejaVu Sans'" style:font-pitch-complex="variable" style:font-size-complex="7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tru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8.80000019073486pt" style:font-family-asian="'DejaVu Sans'" style:font-pitch-asian="variable" style:font-size-asian="8.80000019073486pt" style:font-family-complex="'DejaVu Sans'" style:font-pitch-complex="variable" style:font-size-complex="8.80000019073486pt"/>
    </style:style>
    <style:style style:name="ch6" style:family="chart" style:data-style-name="N37">
      <style:chart-properties chart:display-label="true" chart:tick-marks-major-inner="false" chart:tick-marks-major-outer="true" chart:tick-marks-minor-inner="false" chart:tick-marks-minor-outer="false" chart:logarithmic="false" chart:minimum="39151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8.80000019073486pt" style:font-family-asian="'DejaVu Sans'" style:font-pitch-asian="variable" style:font-size-asian="8.80000019073486pt" style:font-family-complex="'DejaVu Sans'" style:font-pitch-complex="variable" style:font-size-complex="8.8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="none" draw:fill-color="#ff6f00" draw:fill-image-width="0cm" draw:fill-image-height="0cm"/>
      <style:text-properties fo:font-family="'Nimbus Sans L'" style:font-family-generic="swiss" style:font-pitch="variable" fo:font-size="7.5pt" style:font-family-asian="'DejaVu Sans'" style:font-pitch-asian="variable" style:font-size-asian="7.5pt" style:font-family-complex="'DejaVu Sans'" style:font-pitch-complex="variable" style:font-size-complex="7.5pt"/>
    </style:style>
    <style:style style:name="ch8" style:family="chart">
      <style:graphic-properties draw:stroke="none" draw:fill="none" draw:fill-image-width="0cm" draw:fill-image-height="0cm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7.5pt" style:font-family-asian="'DejaVu Sans'" style:font-pitch-asian="variable" style:font-size-asian="7.5pt" style:font-family-complex="'DejaVu Sans'" style:font-pitch-complex="variable" style:font-size-complex="7.5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1.168cm" svg:height="8.87cm" chart:class="chart:bar" chart:style-name="ch1">
        <chart:title svg:x="6.367cm" svg:y="0.177cm" chart:style-name="ch2">
          <text:p>nesc Netbeans Project Schedule</text:p>
        </chart:title>
        <chart:legend chart:legend-position="end" svg:x="19.138cm" svg:y="1.237cm" chart:style-name="ch3"/>
        <chart:plot-area chart:style-name="ch4" table:cell-range-address="Sheet1.$C$3:.$E$9" chart:data-source-has-labels="both" chart:table-number-list="0" svg:x="0.618cm" svg:y="1.035cm" svg:width="20.197cm" svg:height="7.44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  <chart:data-point chart:style-name="ch8"/>
            <chart:data-point/>
          </chart:series>
          <chart:series chart:style-name="ch9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</table:table-cell>
              <table:table-cell office:value-type="string">
                <text:p>Duration</text:p>
              </table:table-cell>
            </table:table-row>
          </table:table-header-rows>
          <table:table-rows>
            <table:table-row>
              <table:table-cell office:value-type="string">
                <text:p>Planning</text:p>
              </table:table-cell>
              <table:table-cell office:value-type="float" office:value="39151">
                <text:p>39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quirements gathering</text:p>
              </table:table-cell>
              <table:table-cell office:value-type="float" office:value="39153">
                <text:p>39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of of concept for feature implementation</text:p>
              </table:table-cell>
              <table:table-cell office:value-type="float" office:value="39158">
                <text:p>391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view Netbeans plugin architecture</text:p>
              </table:table-cell>
              <table:table-cell office:value-type="float" office:value="39188">
                <text:p>391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rst stage release and testing</text:p>
              </table:table-cell>
              <table:table-cell office:value-type="float" office:value="39218">
                <text:p>392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First stage review</text:p>
              </table:table-cell>
              <table:table-cell office:value-type="float" office:value="39278">
                <text:p>39278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